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1.8161in"/>
    </style:style>
    <style:style style:name="co5" style:family="table-column">
      <style:table-column-properties fo:break-before="auto" style:column-width="1.4319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1.8752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1.7575in"/>
    </style:style>
    <style:style style:name="co10" style:family="table-column">
      <style:table-column-properties fo:break-before="auto" style:column-width="1.373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8484in"/>
    </style:style>
    <style:style style:name="co13" style:family="table-column">
      <style:table-column-properties fo:break-before="auto" style:column-width="1.5791in"/>
    </style:style>
    <style:style style:name="co14" style:family="table-column">
      <style:table-column-properties fo:break-before="auto" style:column-width="1.9799in"/>
    </style:style>
    <style:style style:name="co15" style:family="table-column">
      <style:table-column-properties fo:break-before="auto" style:column-width="1.7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1" table:default-cell-style-name="ce2"/>
        <table:table-row table:style-name="ro1">
          <table:table-cell office:value-type="string" calcext:value-type="string">
            <text:p>baseline_http_rate</text:p>
          </table:table-cell>
          <table:table-cell office:value-type="string" calcext:value-type="string">
            <text:p>baseline_http_duration_mean</text:p>
          </table:table-cell>
          <table:table-cell office:value-type="string" calcext:value-type="string">
            <text:p>baseline_http_duration_median</text:p>
          </table:table-cell>
          <table:table-cell office:value-type="string" calcext:value-type="string">
            <text:p>baseline_http_duration_p95</text:p>
          </table:table-cell>
          <table:table-cell office:value-type="string" calcext:value-type="string">
            <text:p>baseline_cpu_energy</text:p>
          </table:table-cell>
          <table:table-cell office:value-type="string" calcext:value-type="string">
            <text:p>graphcl_http_rate</text:p>
          </table:table-cell>
          <table:table-cell office:value-type="string" calcext:value-type="string">
            <text:p>graphcl_http_duration_mean</text:p>
          </table:table-cell>
          <table:table-cell office:value-type="string" calcext:value-type="string">
            <text:p>graphcl_http_duration_median</text:p>
          </table:table-cell>
          <table:table-cell office:value-type="string" calcext:value-type="string">
            <text:p>graphcl_http_duration_p95</text:p>
          </table:table-cell>
          <table:table-cell office:value-type="string" calcext:value-type="string">
            <text:p>graphcl_cpu_energy</text:p>
          </table:table-cell>
          <table:table-cell/>
          <table:table-cell table:style-name="Default" office:value-type="string" calcext:value-type="string">
            <text:p>factor: http rate</text:p>
          </table:table-cell>
          <table:table-cell table:style-name="Default" office:value-type="string" calcext:value-type="string">
            <text:p>factor: http duration p95</text:p>
          </table:table-cell>
          <table:table-cell table:style-name="Default" office:value-type="string" calcext:value-type="string">
            <text:p>factor: http duration median</text:p>
          </table:table-cell>
          <table:table-cell table:style-name="Default" office:value-type="string" calcext:value-type="string">
            <text:p>factor: duration mean</text:p>
          </table:table-cell>
          <table:table-cell table:style-name="Default" office:value-type="string" calcext:value-type="string">
            <text:p>factor: cpu energy</text:p>
          </table:table-cell>
        </table:table-row>
        <table:table-row table:style-name="ro1">
          <table:table-cell office:value-type="float" office:value="61.0263163451868" calcext:value-type="float">
            <text:p>61.0263163451868</text:p>
          </table:table-cell>
          <table:table-cell office:value-type="float" office:value="6700.55838105516" calcext:value-type="float">
            <text:p>6700.55838105516</text:p>
          </table:table-cell>
          <table:table-cell office:value-type="float" office:value="6639.384518" calcext:value-type="float">
            <text:p>6639.384518</text:p>
          </table:table-cell>
          <table:table-cell office:value-type="float" office:value="14947.7075324" calcext:value-type="float">
            <text:p>14947.7075324</text:p>
          </table:table-cell>
          <table:table-cell office:value-type="float" office:value="1522629319.72776" calcext:value-type="float">
            <text:p>1522629319.72776</text:p>
          </table:table-cell>
          <table:table-cell office:value-type="float" office:value="126.052896252761" calcext:value-type="float">
            <text:p>126.052896252761</text:p>
          </table:table-cell>
          <table:table-cell office:value-type="float" office:value="3228.0715694276" calcext:value-type="float">
            <text:p>3228.0715694276</text:p>
          </table:table-cell>
          <table:table-cell office:value-type="float" office:value="22.7883595" calcext:value-type="float">
            <text:p>22.7883595</text:p>
          </table:table-cell>
          <table:table-cell office:value-type="float" office:value="13406.06144725" calcext:value-type="float">
            <text:p>13406.06144725</text:p>
          </table:table-cell>
          <table:table-cell office:value-type="float" office:value="1131642352.76946" calcext:value-type="float">
            <text:p>1131642352.76946</text:p>
          </table:table-cell>
          <table:table-cell/>
          <table:table-cell table:formula="of:=[.F2]/[.A2]" office:value-type="percentage" office:value="2.06554981198211" calcext:value-type="percentage">
            <text:p>206.55%</text:p>
          </table:table-cell>
          <table:table-cell table:formula="of:=[.I2]/[.D2]" office:value-type="percentage" office:value="0.896864045419112" calcext:value-type="percentage">
            <text:p>89.69%</text:p>
          </table:table-cell>
          <table:table-cell table:formula="of:=[.H2]/[.C2]" office:value-type="percentage" office:value="0.00343230000284192" calcext:value-type="percentage">
            <text:p>0.34%</text:p>
          </table:table-cell>
          <table:table-cell table:formula="of:=[.G2]/[.B2]" office:value-type="percentage" office:value="0.481761576550768" calcext:value-type="percentage">
            <text:p>48.18%</text:p>
          </table:table-cell>
          <table:table-cell table:formula="of:=[.J2]/[.E2]" office:value-type="percentage" office:value="0.743215921371982" calcext:value-type="percentage">
            <text:p>74.32%</text:p>
          </table:table-cell>
        </table:table-row>
        <table:table-row table:style-name="ro1">
          <table:table-cell office:value-type="float" office:value="60.622955648874" calcext:value-type="float">
            <text:p>60.622955648874</text:p>
          </table:table-cell>
          <table:table-cell office:value-type="float" office:value="6734.2655228366" calcext:value-type="float">
            <text:p>6734.2655228366</text:p>
          </table:table-cell>
          <table:table-cell office:value-type="float" office:value="6326.682716" calcext:value-type="float">
            <text:p>6326.682716</text:p>
          </table:table-cell>
          <table:table-cell office:value-type="float" office:value="14428.35284075" calcext:value-type="float">
            <text:p>14428.35284075</text:p>
          </table:table-cell>
          <table:table-cell office:value-type="float" office:value="1500019283.04861" calcext:value-type="float">
            <text:p>1500019283.04861</text:p>
          </table:table-cell>
          <table:table-cell office:value-type="float" office:value="133.463783459322" calcext:value-type="float">
            <text:p>133.463783459322</text:p>
          </table:table-cell>
          <table:table-cell office:value-type="float" office:value="3037.74257950509" calcext:value-type="float">
            <text:p>3037.74257950509</text:p>
          </table:table-cell>
          <table:table-cell office:value-type="float" office:value="28.3595035" calcext:value-type="float">
            <text:p>28.3595035</text:p>
          </table:table-cell>
          <table:table-cell office:value-type="float" office:value="12755.035834" calcext:value-type="float">
            <text:p>12755.035834</text:p>
          </table:table-cell>
          <table:table-cell office:value-type="float" office:value="1129923020.45181" calcext:value-type="float">
            <text:p>1129923020.45181</text:p>
          </table:table-cell>
          <table:table-cell/>
          <table:table-cell table:formula="of:=[.F3]/[.A3]" office:value-type="percentage" office:value="2.20153870808179" calcext:value-type="percentage">
            <text:p>220.15%</text:p>
          </table:table-cell>
          <table:table-cell table:formula="of:=[.I3]/[.D3]" office:value-type="percentage" office:value="0.884025777216645" calcext:value-type="percentage">
            <text:p>88.40%</text:p>
          </table:table-cell>
          <table:table-cell table:formula="of:=[.H3]/[.C3]" office:value-type="percentage" office:value="0.0044825234286334" calcext:value-type="percentage">
            <text:p>0.45%</text:p>
          </table:table-cell>
          <table:table-cell table:formula="of:=[.G3]/[.B3]" office:value-type="percentage" office:value="0.451087437702565" calcext:value-type="percentage">
            <text:p>45.11%</text:p>
          </table:table-cell>
          <table:table-cell table:formula="of:=[.J3]/[.E3]" office:value-type="percentage" office:value="0.75327233004323" calcext:value-type="percentage">
            <text:p>75.33%</text:p>
          </table:table-cell>
        </table:table-row>
        <table:table-row table:style-name="ro1">
          <table:table-cell office:value-type="float" office:value="67.415458659346" calcext:value-type="float">
            <text:p>67.415458659346</text:p>
          </table:table-cell>
          <table:table-cell office:value-type="float" office:value="5999.71557387288" calcext:value-type="float">
            <text:p>5999.71557387288</text:p>
          </table:table-cell>
          <table:table-cell office:value-type="float" office:value="5577.257634" calcext:value-type="float">
            <text:p>5577.257634</text:p>
          </table:table-cell>
          <table:table-cell office:value-type="float" office:value="13024.1310109" calcext:value-type="float">
            <text:p>13024.1310109</text:p>
          </table:table-cell>
          <table:table-cell office:value-type="float" office:value="1335671400.90917" calcext:value-type="float">
            <text:p>1335671400.90917</text:p>
          </table:table-cell>
          <table:table-cell office:value-type="float" office:value="130.950779646941" calcext:value-type="float">
            <text:p>130.950779646941</text:p>
          </table:table-cell>
          <table:table-cell office:value-type="float" office:value="3115.68887708403" calcext:value-type="float">
            <text:p>3115.68887708403</text:p>
          </table:table-cell>
          <table:table-cell office:value-type="float" office:value="21.0256665" calcext:value-type="float">
            <text:p>21.0256665</text:p>
          </table:table-cell>
          <table:table-cell office:value-type="float" office:value="13944.5199845" calcext:value-type="float">
            <text:p>13944.5199845</text:p>
          </table:table-cell>
          <table:table-cell office:value-type="float" office:value="1200991272.40381" calcext:value-type="float">
            <text:p>1200991272.40381</text:p>
          </table:table-cell>
          <table:table-cell/>
          <table:table-cell table:formula="of:=[.F4]/[.A4]" office:value-type="percentage" office:value="1.94244439259313" calcext:value-type="percentage">
            <text:p>194.24%</text:p>
          </table:table-cell>
          <table:table-cell table:formula="of:=[.I4]/[.D4]" office:value-type="percentage" office:value="1.07066797568526" calcext:value-type="percentage">
            <text:p>107.07%</text:p>
          </table:table-cell>
          <table:table-cell table:formula="of:=[.H4]/[.C4]" office:value-type="percentage" office:value="0.00376989335615834" calcext:value-type="percentage">
            <text:p>0.38%</text:p>
          </table:table-cell>
          <table:table-cell table:formula="of:=[.G4]/[.B4]" office:value-type="percentage" office:value="0.519306096884325" calcext:value-type="percentage">
            <text:p>51.93%</text:p>
          </table:table-cell>
          <table:table-cell table:formula="of:=[.J4]/[.E4]" office:value-type="percentage" office:value="0.899166719888074" calcext:value-type="percentage">
            <text:p>89.92%</text:p>
          </table:table-cell>
        </table:table-row>
        <table:table-row table:style-name="ro1">
          <table:table-cell office:value-type="float" office:value="61.6924983561817" calcext:value-type="float">
            <text:p>61.6924983561817</text:p>
          </table:table-cell>
          <table:table-cell office:value-type="float" office:value="6608.22829564084" calcext:value-type="float">
            <text:p>6608.22829564084</text:p>
          </table:table-cell>
          <table:table-cell office:value-type="float" office:value="6023.24597" calcext:value-type="float">
            <text:p>6023.24597</text:p>
          </table:table-cell>
          <table:table-cell office:value-type="float" office:value="14224.6740433" calcext:value-type="float">
            <text:p>14224.6740433</text:p>
          </table:table-cell>
          <table:table-cell office:value-type="float" office:value="1388894671.18611" calcext:value-type="float">
            <text:p>1388894671.18611</text:p>
          </table:table-cell>
          <table:table-cell office:value-type="float" office:value="126.800313231914" calcext:value-type="float">
            <text:p>126.800313231914</text:p>
          </table:table-cell>
          <table:table-cell office:value-type="float" office:value="3230.6907804659" calcext:value-type="float">
            <text:p>3230.6907804659</text:p>
          </table:table-cell>
          <table:table-cell office:value-type="float" office:value="23.2157835" calcext:value-type="float">
            <text:p>23.2157835</text:p>
          </table:table-cell>
          <table:table-cell office:value-type="float" office:value="13437.0632157" calcext:value-type="float">
            <text:p>13437.0632157</text:p>
          </table:table-cell>
          <table:table-cell office:value-type="float" office:value="1309039642.44206" calcext:value-type="float">
            <text:p>1309039642.44206</text:p>
          </table:table-cell>
          <table:table-cell/>
          <table:table-cell table:formula="of:=[.F5]/[.A5]" office:value-type="percentage" office:value="2.05536032111768" calcext:value-type="percentage">
            <text:p>205.54%</text:p>
          </table:table-cell>
          <table:table-cell table:formula="of:=[.I5]/[.D5]" office:value-type="percentage" office:value="0.944630659008248" calcext:value-type="percentage">
            <text:p>94.46%</text:p>
          </table:table-cell>
          <table:table-cell table:formula="of:=[.H5]/[.C5]" office:value-type="percentage" office:value="0.00385436417765951" calcext:value-type="percentage">
            <text:p>0.39%</text:p>
          </table:table-cell>
          <table:table-cell table:formula="of:=[.G5]/[.B5]" office:value-type="percentage" office:value="0.488889099457573" calcext:value-type="percentage">
            <text:p>48.89%</text:p>
          </table:table-cell>
          <table:table-cell table:formula="of:=[.J5]/[.E5]" office:value-type="percentage" office:value="0.94250461867216" calcext:value-type="percentage">
            <text:p>94.25%</text:p>
          </table:table-cell>
        </table:table-row>
        <table:table-row table:style-name="ro1">
          <table:table-cell office:value-type="float" office:value="58.0826782067939" calcext:value-type="float">
            <text:p>58.0826782067939</text:p>
          </table:table-cell>
          <table:table-cell office:value-type="float" office:value="7037.25881172795" calcext:value-type="float">
            <text:p>7037.25881172795</text:p>
          </table:table-cell>
          <table:table-cell office:value-type="float" office:value="6343.586525" calcext:value-type="float">
            <text:p>6343.586525</text:p>
          </table:table-cell>
          <table:table-cell office:value-type="float" office:value="15373.297544" calcext:value-type="float">
            <text:p>15373.297544</text:p>
          </table:table-cell>
          <table:table-cell office:value-type="float" office:value="1052336623.21839" calcext:value-type="float">
            <text:p>1052336623.21839</text:p>
          </table:table-cell>
          <table:table-cell office:value-type="float" office:value="126.273219235026" calcext:value-type="float">
            <text:p>126.273219235026</text:p>
          </table:table-cell>
          <table:table-cell office:value-type="float" office:value="3218.25174181112" calcext:value-type="float">
            <text:p>3218.25174181112</text:p>
          </table:table-cell>
          <table:table-cell office:value-type="float" office:value="26.125289" calcext:value-type="float">
            <text:p>26.125289</text:p>
          </table:table-cell>
          <table:table-cell office:value-type="float" office:value="13838.7717855" calcext:value-type="float">
            <text:p>13838.7717855</text:p>
          </table:table-cell>
          <table:table-cell office:value-type="float" office:value="1030790570.05549" calcext:value-type="float">
            <text:p>1030790570.05549</text:p>
          </table:table-cell>
          <table:table-cell/>
          <table:table-cell table:formula="of:=[.F6]/[.A6]" office:value-type="percentage" office:value="2.17402542605648" calcext:value-type="percentage">
            <text:p>217.40%</text:p>
          </table:table-cell>
          <table:table-cell table:formula="of:=[.I6]/[.D6]" office:value-type="percentage" office:value="0.900182393913341" calcext:value-type="percentage">
            <text:p>90.02%</text:p>
          </table:table-cell>
          <table:table-cell table:formula="of:=[.H6]/[.C6]" office:value-type="percentage" office:value="0.00411837828601226" calcext:value-type="percentage">
            <text:p>0.41%</text:p>
          </table:table-cell>
          <table:table-cell table:formula="of:=[.G6]/[.B6]" office:value-type="percentage" office:value="0.457316098201155" calcext:value-type="percentage">
            <text:p>45.73%</text:p>
          </table:table-cell>
          <table:table-cell table:formula="of:=[.J6]/[.E6]" office:value-type="percentage" office:value="0.979525512381197" calcext:value-type="percentage">
            <text:p>97.95%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1"/>
          <table:table-cell table:formula="of:=GEOMEAN([.L2:.L5])" office:value-type="percentage" office:value="2.06418986028977" calcext:value-type="percentage">
            <text:p>206.42%</text:p>
          </table:table-cell>
          <table:table-cell table:formula="of:=GEOMEAN([.M2:.M5])" office:value-type="percentage" office:value="0.946296204326461" calcext:value-type="percentage">
            <text:p>94.63%</text:p>
          </table:table-cell>
          <table:table-cell table:formula="of:=GEOMEAN([.N2:.N5])" office:value-type="percentage" office:value="0.00386676167100052" calcext:value-type="percentage">
            <text:p>0.39%</text:p>
          </table:table-cell>
          <table:table-cell table:formula="of:=GEOMEAN([.O2:.O5])" office:value-type="percentage" office:value="0.484653849830241" calcext:value-type="percentage">
            <text:p>48.47%</text:p>
          </table:table-cell>
          <table:table-cell table:formula="of:=GEOMEAN([.P2:.P5])" office:value-type="percentage" office:value="0.829941884760055" calcext:value-type="percentage">
            <text:p>82.99%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5T21:53:33.456810617</dc:date>
    <meta:editing-duration>PT54M57S</meta:editing-duration>
    <meta:editing-cycles>2</meta:editing-cycles>
    <meta:generator>LibreOffice/7.3.7.2$Linux_X86_64 LibreOffice_project/30$Build-2</meta:generator>
    <meta:document-statistic meta:table-count="1" meta:cell-count="95" meta:object-count="0"/>
  </office:meta>
</office:document-meta>
</file>